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оретические вопросы по курсу «Алгоритмические основы мультимедийных технологий»</text:h>
      <text:list xml:id="list7960358371" text:style-name="L1">
        <text:list-item>
          <text:p text:style-name="P1">Мультимедиа. Её составляющие. Классификация по степени интерактивности.</text:p>
        </text:list-item>
        <text:list-item>
          <text:p text:style-name="P1">OpenGL. Его характеристика и особенности.</text:p>
        </text:list-item>
        <text:list-item>
          <text:p text:style-name="P1">Графический конвейер OpenGL.</text:p>
        </text:list-item>
        <text:list-item>
          <text:p text:style-name="P1">Машина состояний OpenGL.</text:p>
        </text:list-item>
        <text:list-item>
          <text:p text:style-name="P1">Использование матриц в OpenGL. Почему все матрицы имеют размерность 4*4? Какова структура матрицы аффинного преобразования?</text:p>
        </text:list-item>
        <text:list-item>
          <text:p text:style-name="P1">Анимация. Подходы к управлению скоростью анимации.</text:p>
        </text:list-item>
        <text:list-item>
          <text:p text:style-name="P1">Механизм двойной буферизации.</text:p>
        </text:list-item>
        <text:list-item>
          <text:p text:style-name="P1">Роль проекции в построении изображений на основе трёхмерной сцены.</text:p>
        </text:list-item>
        <text:list-item>
          <text:p text:style-name="P1">Что такое NDC?</text:p>
        </text:list-item>
        <text:list-item>
          <text:p text:style-name="P1">Буфер глубины.</text:p>
        </text:list-item>
        <text:list-item>
          <text:p text:style-name="P1">Буфер цвета.</text:p>
        </text:list-item>
        <text:list-item>
          <text:p text:style-name="P1">В чём разница между пикселем и фрагментом?</text:p>
        </text:list-item>
        <text:list-item>
          <text:p text:style-name="P1">Камера на трёхмерной сцене.</text:p>
        </text:list-item>
        <text:list-item>
          <text:p text:style-name="P1">Трёхмерные объекты. Семантический разрыв между представлением объектов и визуализацией.</text:p>
        </text:list-item>
        <text:list-item>
          <text:p text:style-name="P1">Освещение. Модель освещения. Виды моделей освещения.</text:p>
        </text:list-item>
        <text:list-item>
          <text:p text:style-name="P1">Способы закраски полигонов.</text:p>
        </text:list-item>
        <text:list-item>
          <text:p text:style-name="P1">Нормаль к вершине. Назначение и способы вычисления.</text:p>
        </text:list-item>
        <text:list-item>
          <text:p text:style-name="P1">Тексура. Текстурные координаты. Карта текстуры.</text:p>
        </text:list-item>
        <text:list-item>
          <text:p text:style-name="P1">Мипмэппинг.</text:p>
        </text:list-item>
        <text:list-item>
          <text:p text:style-name="P1">Трёхмерные модели. Способы их хранения.</text:p>
        </text:list-item>
        <text:list-item>
          <text:p text:style-name="P1">Анимация трёхмерных моделей. Скелетная анимация. Прямая и инверсная кинематика.</text:p>
        </text:list-item>
        <text:list-item>
          <text:p text:style-name="P1">Квадрики.</text:p>
        </text:list-item>
        <text:list-item>
          <text:p text:style-name="P1">Кубические сплайны. Построение поверхностей и тел вращения на основе кривых.</text:p>
        </text:list-item>
        <text:list-item>
          <text:p text:style-name="P1">Кривые Безье. Построение поверхностей и тел вращения на основе кривых.</text:p>
        </text:list-item>
        <text:list-item>
          <text:p text:style-name="P1">Что представляет собой двумерная графика в OpenGL?</text:p>
        </text:list-item>
        <text:list-item>
          <text:p text:style-name="P1">Спрайты.</text:p>
        </text:list-item>
        <text:list-item>
          <text:p text:style-name="P1">Шейдеры. Назначение и виды шейдеров.</text:p>
        </text:list-item>
        <text:list-item>
          <text:p text:style-name="P1">Оптимизация процесса рендеринга. Алгоритм Z-буфера. Алгоритм художник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saeder</meta:initial-creator>
    <meta:creation-date>2011-11-29T00:55:03</meta:creation-date>
    <dc:date>2013-05-10T15:06:40</dc:date>
    <dc:creator>icosaeder icosaeder</dc:creator>
    <meta:editing-duration>PT41M18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1" meta:paragraph-count="29" meta:word-count="191" meta:character-count="156" meta:non-whitespace-character-count="1276"/>
  </office:meta>
</office:document-meta>
</file>